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cd2ada" officeooo:paragraph-rsid="0008473c"/>
    </style:style>
    <style:style style:name="P2" style:family="paragraph" style:parent-style-name="Standard">
      <style:text-properties officeooo:paragraph-rsid="0008473c"/>
    </style:style>
    <style:style style:name="P3" style:family="paragraph" style:parent-style-name="Standard">
      <style:text-properties fo:font-weight="bold" officeooo:rsid="00bbbe7a" officeooo:paragraph-rsid="0008473c" style:font-weight-asian="bold" style:font-weight-complex="bold"/>
    </style:style>
    <style:style style:name="P4" style:family="paragraph" style:parent-style-name="Standard">
      <style:text-properties officeooo:paragraph-rsid="000f9894"/>
    </style:style>
    <style:style style:name="T1" style:family="text">
      <style:text-properties officeooo:rsid="00cd716f"/>
    </style:style>
    <style:style style:name="T2" style:family="text">
      <style:text-properties officeooo:rsid="003e57cc"/>
    </style:style>
    <style:style style:name="T3" style:family="text">
      <style:text-properties officeooo:rsid="00400179"/>
    </style:style>
    <style:style style:name="T4" style:family="text">
      <style:text-properties officeooo:rsid="00cd2ada"/>
    </style:style>
    <style:style style:name="T5" style:family="text">
      <style:text-properties officeooo:rsid="00ccff31"/>
    </style:style>
    <style:style style:name="T6" style:family="text">
      <style:text-properties officeooo:rsid="0027f2c4"/>
    </style:style>
    <style:style style:name="T7" style:family="text">
      <style:text-properties officeooo:rsid="002c39f4"/>
    </style:style>
    <style:style style:name="T8" style:family="text">
      <style:text-properties officeooo:rsid="00cd6598"/>
    </style:style>
    <style:style style:name="T9" style:family="text">
      <style:text-properties officeooo:rsid="002e121a"/>
    </style:style>
    <style:style style:name="T10" style:family="text">
      <style:text-properties officeooo:rsid="0008473c"/>
    </style:style>
    <style:style style:name="T11" style:family="text">
      <style:text-properties officeooo:rsid="00085c99"/>
    </style:style>
    <style:style style:name="T12" style:family="text">
      <style:text-properties officeooo:rsid="0009bb55"/>
    </style:style>
    <style:style style:name="T13" style:family="text">
      <style:text-properties officeooo:rsid="000b18d4"/>
    </style:style>
    <style:style style:name="T14" style:family="text">
      <style:text-properties officeooo:rsid="000d8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an Pent is one of your <text:span text:style-name="T10">few remaining </text:span>close friends' college-aged son.</text:p>
      <text:p text:style-name="P2"/>
      <text:p text:style-name="P2">Lean and tall, he is a real catch <text:span text:style-name="T2">for </text:span>the ladies, or so he keeps boasting to you when he comes <text:span text:style-name="T3">in to eat</text:span> ramen, mostly on <text:span text:style-name="T4">Monday</text:span> evenings.</text:p>
      <text:p text:style-name="P2"/>
      <text:p text:style-name="P2">The man has the <text:span text:style-name="T5">green</text:span> eyes of a romantic sailor, always looking past the horizon. He studies Imperial Japan history and <text:span text:style-name="T13">he often told you how he </text:span>wants to become a professor of history later.</text:p>
      <text:p text:style-name="P2"/>
      <text:p text:style-name="P2">Despite his <text:span text:style-name="T10">positive upbringing</text:span>, Alan has one thing about life which he keeps bringing on, almost every time he comes to your ramen shop.</text:p>
      <text:p text:style-name="P2"/>
      <text:p text:style-name="P2">He is eager to move out, and in his own words, “to find his real home”... <text:span text:style-name="T11">But he does not know where true home is.</text:span></text:p>
      <text:p text:style-name="P2"/>
      <text:p text:style-name="P4">You've often sat down with the eager young man, and offered him a treat on the house because </text:p>
      <text:p text:style-name="P4"/>
      <text:p text:style-name="P4">he reminds you of your own past. And you also keep telling him to boot that home is where the heart is, not where the feet rest.</text:p>
      <text:p text:style-name="P2"/>
      <text:p text:style-name="P2"><text:span text:style-name="T4">Today, h</text:span>e asks you <text:span text:style-name="T13">again </text:span>how do you know th<text:span text:style-name="T13">is saying</text:span> <text:span text:style-name="T13">is</text:span> true.</text:p>
      <text:p text:style-name="P2"/>
      <text:p text:style-name="P2">You tell him that he does not need proof to know this is true for everyone, especially <text:span text:style-name="T6">for</text:span> dreaming young men. Where is true home? Can one measure its geographical positions on the x, y, z ax<text:span text:style-name="T4">e</text:span>s, as if they <text:span text:style-name="T11">naturally </text:span>p<text:span text:style-name="T4">r</text:span>ee<text:span text:style-name="T4">ned</text:span> out from inside a video game?</text:p>
      <text:p text:style-name="P2"/>
      <text:p text:style-name="P2"><text:span text:style-name="T4">Alan asks you</text:span> <text:span text:style-name="T4">when does the</text:span> <text:span text:style-name="T4">caterpillar know it must transform into a</text:span> butterfly <text:span text:style-name="T4">and leave its old cocoon behind. You tell him that it is in the natural order of creatures to know when, instinctively. All we’ve got to do is trust in the one who has given us these instincts.</text:span></text:p>
      <text:p text:style-name="P2"/>
      <text:p text:style-name="P2"><text:span text:style-name="T4">Alan says that he often thinks of hu</text:span>gg<text:span text:style-name="T4">ing his greying</text:span> parents <text:span text:style-name="T4">goodbye, but that does not know where to go.</text:span> </text:p>
      <text:p text:style-name="P2"/>
      <text:p text:style-name="P2"><text:span text:style-name="T4">Surely, you think, he could end up anywhere, as long as he focuses on holding down a steady job. It’s in the moment when he’ll </text:span>fa<text:span text:style-name="T4">ce</text:span> the silence of <text:span text:style-name="T4">his</text:span> four new walls, <text:span text:style-name="T4">when he’ll </text:span>see the old world vanish and the new one smiling bac<text:span text:style-name="T4">k at him,</text:span> <text:span text:style-name="T4">that he’ll know </text:span>how much of a good future <text:span text:style-name="T4">he has</text:span>.</text:p>
      <text:p text:style-name="P2"/>
      <text:p text:style-name="P2">It is <text:span text:style-name="T12">feelings of such things</text:span> that the young man, Alan Pent, passionately expresses to you, here and now, at the Ramen Hero Shop.</text:p>
      <text:p text:style-name="P2"/>
      <text:p text:style-name="P2">"I wish for it everyday," Alan <text:span text:style-name="T4">says</text:span>. "I don't want anything else in my life so bad as this. Everything is going to be so great when I move out. I just hate the waiting, how I keep going back to the same place no matter where I end up working! <text:span text:style-name="T4">But I must be patient… I know that I’ll know where to go someday, soon.</text:span>"</text:p>
      <text:p text:style-name="P2"/>
      <text:p text:style-name="P2">You are getting old, you can tell, because even though the young man is being idealistic about how it really feels to move out for the first time, you feel the <text:span text:style-name="T4">power of the </text:span>spark of <text:span text:style-name="T4">youth</text:span> in yourself.</text:p>
      <text:p text:style-name="P1">People never really age inside!</text:p>
      <text:p text:style-name="P2"/>
      <text:p text:style-name="P4">You feel a brief urge to encourage him in his dream, and to work hard to get that future for himself, <text:span text:style-name="T4">be</text:span>cause becoming a professor <text:span text:style-name="T7">of history seems to be</text:span> a difficult path. </text:p>
      <text:p text:style-name="P4"/>
      <text:p text:style-name="P4"><text:span text:style-name="T14">B</text:span>ut <text:span text:style-name="T4">even though as you cheer him up, </text:span>something else tells you that he is missing an important part of the picture.</text:p>
      <text:p text:style-name="P3"><text:soft-page-break/></text:p>
      <text:p text:style-name="P3">Reaction:</text:p>
      <text:p text:style-name="P2"/>
      <text:p text:style-name="P2">Home: <text:span text:style-name="T12">it </text:span>is <text:span text:style-name="T8">the</text:span> <text:span text:style-name="T8">true </text:span>place where we come from. <text:span text:style-name="T12">Home is a</text:span> state of peaceful bliss and permanence foreboding from <text:span text:style-name="T12">the</text:span> <text:span text:style-name="T12">perfect </text:span>feeling of being <text:span text:style-name="T12">loved and of being </text:span>at the right place <text:span text:style-name="T12">forever</text:span>; <text:span text:style-name="T9">it is </text:span>the warm and familiar origin of the <text:span text:style-name="T8">worn yet</text:span> patient <text:span text:style-name="T12">traveller</text:span>, <text:span text:style-name="T8">who finally arrives at the</text:span> <text:span text:style-name="T8">final </text:span>destination... <text:span text:style-name="T12">Paradise.</text:span></text:p>
      <text:p text:style-name="P2"/>
      <text:p text:style-name="P2">For if one knew where they were going in life, would they want to leave their <text:span text:style-name="T1">true</text:span> home? <text:span text:style-name="T1">The world is f</text:span>illed with suffering, <text:span text:style-name="T12">f</text:span>ailed hopes, <text:span text:style-name="T1">injustice</text:span>… unrequited love. <text:span text:style-name="T12">One must stay strong and carry forw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36:38.337000000</meta:creation-date>
    <dc:date>2019-07-23T19:39:17.498499039</dc:date>
    <meta:editing-duration>PT13M20S</meta:editing-duration>
    <meta:editing-cycles>9</meta:editing-cycles>
    <meta:generator>LibreOffice/6.0.3.2$Linux_X86_64 LibreOffice_project/00m0$Build-2</meta:generator>
    <meta:document-statistic meta:table-count="0" meta:image-count="0" meta:object-count="0" meta:page-count="2" meta:paragraph-count="21" meta:word-count="644" meta:character-count="3345" meta:non-whitespace-character-count="2719"/>
  </office:meta>
</office:document-meta>
</file>